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Contents_20_1">
      <style:paragraph-properties>
        <style:tab-stops>
          <style:tab-stop style:position="17cm" style:type="right" style:leader-style="dotted" style:leader-text="."/>
        </style:tab-stops>
      </style:paragraph-properties>
    </style:style>
    <style:style style:name="P3" style:family="paragraph" style:parent-style-name="Contents_20_2">
      <style:paragraph-properties>
        <style:tab-stops>
          <style:tab-stop style:position="17cm" style:type="right" style:leader-style="dotted" style:leader-text="."/>
        </style:tab-stops>
      </style:paragraph-properties>
    </style:style>
    <style:style style:name="P4" style:family="paragraph" style:parent-style-name="Contents_20_3">
      <style:paragraph-properties>
        <style:tab-stops>
          <style:tab-stop style:position="17cm" style:type="right" style:leader-style="dotted" style:leader-text="."/>
        </style:tab-stops>
      </style:paragraph-properties>
    </style:style>
    <style:style style:name="P5" style:family="paragraph" style:parent-style-name="Contents_20_Heading">
      <style:paragraph-properties fo:break-before="page"/>
    </style:style>
    <style:style style:name="P6" style:family="paragraph" style:parent-style-name="Heading_20_1" style:list-style-name="">
      <style:paragraph-properties fo:hyphenation-ladder-count="no-limit"/>
      <style:text-properties fo:hyphenate="true" fo:hyphenation-remain-char-count="2" fo:hyphenation-push-char-count="2" loext:hyphenation-no-caps="false"/>
    </style:style>
    <style:style style:name="P7" style:family="paragraph" style:parent-style-name="Heading_20_1">
      <style:paragraph-properties fo:break-before="page"/>
    </style:style>
    <style:style style:name="P8" style:family="paragraph" style:parent-style-name="Heading_20_2">
      <style:text-properties style:font-name="Liberation Sans" fo:font-size="16.1000003814697pt" fo:font-weight="bold" officeooo:rsid="001e56cc" officeooo:paragraph-rsid="001e56cc" style:font-name-asian="Microsoft YaHei" style:font-size-asian="16.1000003814697pt" style:font-weight-asian="bold" style:font-name-complex="Lucida Sans" style:font-size-complex="16.1000003814697pt" style:font-weight-complex="bold"/>
    </style:style>
    <style:style style:name="P9" style:family="paragraph" style:parent-style-name="Heading_20_2">
      <style:text-properties style:font-name="Liberation Sans" fo:font-size="16.1000003814697pt" fo:font-weight="bold" officeooo:rsid="00265bb8" officeooo:paragraph-rsid="00265bb8" style:font-name-asian="Microsoft YaHei" style:font-size-asian="16.1000003814697pt" style:font-weight-asian="bold" style:font-name-complex="Lucida Sans" style:font-size-complex="16.1000003814697pt" style:font-weight-complex="bold"/>
    </style:style>
    <style:style style:name="P10" style:family="paragraph" style:parent-style-name="Heading_20_2">
      <style:text-properties style:font-name="Liberation Sans" fo:font-size="16.1000003814697pt" fo:font-weight="bold" officeooo:rsid="002842d7" officeooo:paragraph-rsid="002842d7" style:font-name-asian="Microsoft YaHei" style:font-size-asian="16.1000003814697pt" style:font-weight-asian="bold" style:font-name-complex="Lucida Sans" style:font-size-complex="16.1000003814697pt" style:font-weight-complex="bold"/>
    </style:style>
    <style:style style:name="P11" style:family="paragraph" style:parent-style-name="Heading_20_2">
      <style:text-properties style:font-name="Liberation Sans" fo:font-size="16.1000003814697pt" fo:font-weight="bold" officeooo:rsid="0028f84e" officeooo:paragraph-rsid="0028f84e" style:font-name-asian="Microsoft YaHei" style:font-size-asian="16.1000003814697pt" style:font-weight-asian="bold" style:font-name-complex="Lucida Sans" style:font-size-complex="16.1000003814697pt" style:font-weight-complex="bold"/>
    </style:style>
    <style:style style:name="P12" style:family="paragraph" style:parent-style-name="Heading_20_2">
      <style:text-properties officeooo:rsid="00265bb8" officeooo:paragraph-rsid="00265bb8"/>
    </style:style>
    <style:style style:name="P13" style:family="paragraph" style:parent-style-name="Heading_20_2">
      <style:text-properties officeooo:rsid="002842d7" officeooo:paragraph-rsid="002842d7"/>
    </style:style>
    <style:style style:name="P14" style:family="paragraph" style:parent-style-name="Heading_20_2">
      <style:text-properties officeooo:paragraph-rsid="002842d7"/>
    </style:style>
    <style:style style:name="P15" style:family="paragraph" style:parent-style-name="Heading_20_3">
      <style:text-properties officeooo:paragraph-rsid="0020ea72"/>
    </style:style>
    <style:style style:name="P16" style:family="paragraph" style:parent-style-name="Heading_20_3">
      <style:text-properties style:font-name="Liberation Sans" fo:font-size="14.1000003814697pt" fo:font-weight="bold" officeooo:rsid="00265bb8" officeooo:paragraph-rsid="00265bb8" style:font-name-asian="Microsoft YaHei" style:font-size-asian="14.1000003814697pt" style:font-weight-asian="bold" style:font-name-complex="Lucida Sans" style:font-size-complex="14.1000003814697pt" style:font-weight-complex="bold"/>
    </style:style>
    <style:style style:name="P17" style:family="paragraph" style:parent-style-name="Heading_20_3">
      <style:text-properties style:font-name="Liberation Sans" fo:font-size="14.1000003814697pt" fo:font-weight="bold" officeooo:rsid="002842d7" officeooo:paragraph-rsid="002842d7" style:font-name-asian="Microsoft YaHei" style:font-size-asian="14.1000003814697pt" style:font-weight-asian="bold" style:font-name-complex="Lucida Sans" style:font-size-complex="14.1000003814697pt" style:font-weight-complex="bold"/>
    </style:style>
    <style:style style:name="P18" style:family="paragraph" style:parent-style-name="Text_20_body" style:list-style-name="L1"/>
    <style:style style:name="P19" style:family="paragraph" style:parent-style-name="Text_20_body" style:list-style-name="L2"/>
    <style:style style:name="P20" style:family="paragraph" style:parent-style-name="Text_20_body" style:list-style-name="L3"/>
    <style:style style:name="P21" style:family="paragraph" style:parent-style-name="Text_20_body" style:list-style-name="L4"/>
    <style:style style:name="P22" style:family="paragraph" style:parent-style-name="Text_20_body" style:list-style-name="L5"/>
    <style:style style:name="P23" style:family="paragraph" style:parent-style-name="Text_20_body" style:list-style-name="L5">
      <style:text-properties officeooo:paragraph-rsid="0020ea72"/>
    </style:style>
    <style:style style:name="P24" style:family="paragraph" style:parent-style-name="Text_20_body" style:list-style-name="L6"/>
    <style:style style:name="P25" style:family="paragraph" style:parent-style-name="Text_20_body">
      <style:text-properties officeooo:paragraph-rsid="0020ea72"/>
    </style:style>
    <style:style style:name="P26" style:family="paragraph" style:parent-style-name="Text_20_body">
      <style:text-properties officeooo:rsid="002658d5" officeooo:paragraph-rsid="00265bb8"/>
    </style:style>
    <style:style style:name="P27" style:family="paragraph" style:parent-style-name="Text_20_body">
      <style:text-properties officeooo:paragraph-rsid="00265bb8"/>
    </style:style>
    <style:style style:name="P28" style:family="paragraph" style:parent-style-name="Text_20_body">
      <style:text-properties officeooo:rsid="00265bb8" officeooo:paragraph-rsid="00265bb8"/>
    </style:style>
    <style:style style:name="P29" style:family="paragraph" style:parent-style-name="Text_20_body">
      <style:text-properties officeooo:paragraph-rsid="0022907d"/>
    </style:style>
    <style:style style:name="P30" style:family="paragraph" style:parent-style-name="Text_20_body">
      <style:text-properties officeooo:paragraph-rsid="002842d7"/>
    </style:style>
    <style:style style:name="P31" style:family="paragraph" style:parent-style-name="Text_20_body">
      <style:text-properties officeooo:rsid="002842d7" officeooo:paragraph-rsid="002842d7"/>
    </style:style>
    <style:style style:name="P32" style:family="paragraph" style:parent-style-name="Text_20_body">
      <style:text-properties officeooo:paragraph-rsid="0028f84e"/>
    </style:style>
    <style:style style:name="P33" style:family="paragraph" style:parent-style-name="Text_20_body">
      <style:text-properties officeooo:rsid="0028f84e" officeooo:paragraph-rsid="0028f84e"/>
    </style:style>
    <style:style style:name="P34" style:family="paragraph" style:parent-style-name="Text_20_body">
      <style:text-properties officeooo:rsid="002a80c5" officeooo:paragraph-rsid="002a80c5"/>
    </style:style>
    <style:style style:name="P35" style:family="paragraph" style:parent-style-name="Text_20_body" style:list-style-name="L8">
      <style:text-properties officeooo:rsid="002a80c5" officeooo:paragraph-rsid="002a80c5"/>
    </style:style>
    <style:style style:name="P36" style:family="paragraph" style:parent-style-name="Text_20_body">
      <style:text-properties officeooo:paragraph-rsid="002a80c5"/>
    </style:style>
    <style:style style:name="P37" style:family="paragraph" style:parent-style-name="Text_20_body" style:list-style-name="L8">
      <style:text-properties officeooo:paragraph-rsid="002a80c5"/>
    </style:style>
    <style:style style:name="P38" style:family="paragraph" style:parent-style-name="Text_20_body">
      <style:text-properties officeooo:rsid="002c645b" officeooo:paragraph-rsid="002c645b"/>
    </style:style>
    <style:style style:name="P39" style:family="paragraph" style:parent-style-name="Text_20_body">
      <style:text-properties officeooo:paragraph-rsid="002c645b"/>
    </style:style>
    <style:style style:name="T1" style:family="text">
      <style:text-properties officeooo:rsid="001cb0cf"/>
    </style:style>
    <style:style style:name="T2" style:family="text">
      <style:text-properties officeooo:rsid="001f2da3"/>
    </style:style>
    <style:style style:name="T3" style:family="text">
      <style:text-properties style:font-name="Liberation Sans" fo:font-size="14.1000003814697pt" fo:font-weight="bold" officeooo:rsid="0020ea72" style:font-name-asian="Microsoft YaHei" style:font-size-asian="14.1000003814697pt" style:font-weight-asian="bold" style:font-name-complex="Lucida Sans" style:font-size-complex="14.1000003814697pt" style:font-weight-complex="bold"/>
    </style:style>
    <style:style style:name="T4" style:family="text">
      <style:text-properties style:font-name="Liberation Sans" fo:font-size="14.1000003814697pt" fo:font-weight="bold" officeooo:rsid="002842d7" style:font-name-asian="Microsoft YaHei" style:font-size-asian="14.1000003814697pt" style:font-weight-asian="bold" style:font-name-complex="Lucida Sans" style:font-size-complex="14.1000003814697pt" style:font-weight-complex="bold"/>
    </style:style>
    <style:style style:name="T5" style:family="text">
      <style:text-properties style:font-name="Liberation Sans" fo:font-size="16.1000003814697pt" fo:font-weight="bold" style:font-name-asian="Microsoft YaHei" style:font-size-asian="16.1000003814697pt" style:font-weight-asian="bold" style:font-name-complex="Lucida Sans" style:font-size-complex="16.1000003814697pt" style:font-weight-complex="bold"/>
    </style:style>
    <style:style style:name="T6" style:family="text">
      <style:text-properties style:font-name="Liberation Sans" fo:font-size="16.1000003814697pt" fo:font-weight="bold" officeooo:rsid="00265bb8" style:font-name-asian="Microsoft YaHei" style:font-size-asian="16.1000003814697pt" style:font-weight-asian="bold" style:font-name-complex="Lucida Sans" style:font-size-complex="16.1000003814697pt" style:font-weight-complex="bold"/>
    </style:style>
    <style:style style:name="T7" style:family="text">
      <style:text-properties style:font-name="Liberation Sans" fo:font-size="16.1000003814697pt" fo:font-weight="bold" officeooo:rsid="002842d7" style:font-name-asian="Microsoft YaHei" style:font-size-asian="16.1000003814697pt" style:font-weight-asian="bold" style:font-name-complex="Lucida Sans" style:font-size-complex="16.1000003814697pt" style:font-weight-complex="bold"/>
    </style:style>
    <style:style style:name="T8" style:family="text">
      <style:text-properties officeooo:rsid="0022907d"/>
    </style:style>
    <style:style style:name="T9" style:family="text">
      <style:text-properties officeooo:rsid="00247f79"/>
    </style:style>
    <style:style style:name="T10" style:family="text">
      <style:text-properties officeooo:rsid="002658d5"/>
    </style:style>
    <style:style style:name="T11" style:family="text">
      <style:text-properties officeooo:rsid="00265bb8"/>
    </style:style>
    <style:style style:name="T12" style:family="text">
      <style:text-properties officeooo:rsid="002842d7"/>
    </style:style>
    <style:style style:name="T13" style:family="text">
      <style:text-properties officeooo:rsid="0028f84e"/>
    </style:style>
    <style:style style:name="T14" style:family="text">
      <style:text-properties officeooo:rsid="0029ad25"/>
    </style:style>
    <style:style style:name="T15" style:family="text">
      <style:text-properties officeooo:rsid="002a80c5"/>
    </style:style>
    <style:style style:name="T16" style:family="text">
      <style:text-properties officeooo:rsid="002c645b"/>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
      <text:p text:style-name="Text_20_body"/>
      <text:p text:style-name="Text_20_body"/>
      <text:p text:style-name="Text_20_body"/>
      <text:p text:style-name="Text_20_body"/>
      <text:p text:style-name="Title">Plan de management projet</text:p>
      <text:p text:style-name="Text_20_body"/>
      <text:p text:style-name="P1">Théo Delmas</text:p>
      <text:p text:style-name="P1">Lauric Teysseyre</text:p>
      <text:p text:style-name="P1">Pierre-Louis Renon</text:p>
      <text:p text:style-name="P1">Julien Wattier</text:p>
      <text:p text:style-name="P1"/>
      <text:p text:style-name="P1">Université Paul Sabatier</text:p>
      <text:p text:style-name="P1">Master Informatique 1</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5">Table des matières</text:p>
          </text:index-title>
          <text:p text:style-name="P2"><text:a xlink:type="simple" xlink:href="#__RefHeading___Toc266_3298107459" text:style-name="Index_20_Link" text:visited-style-name="Index_20_Link">Objectif du document<text:tab/>3</text:a></text:p>
          <text:p text:style-name="P3"><text:a xlink:type="simple" xlink:href="#__RefHeading___Toc838_987475018" text:style-name="Index_20_Link" text:visited-style-name="Index_20_Link">Contexte<text:tab/>3</text:a></text:p>
          <text:p text:style-name="P3"><text:a xlink:type="simple" xlink:href="#__RefHeading___Toc840_987475018" text:style-name="Index_20_Link" text:visited-style-name="Index_20_Link">Objectifs<text:tab/>3</text:a></text:p>
          <text:p text:style-name="P2"><text:a xlink:type="simple" xlink:href="#__RefHeading___Toc842_987475018" text:style-name="Index_20_Link" text:visited-style-name="Index_20_Link">Plans de gestion<text:tab/>3</text:a></text:p>
          <text:p text:style-name="P3"><text:a xlink:type="simple" xlink:href="#__RefHeading___Toc844_987475018" text:style-name="Index_20_Link" text:visited-style-name="Index_20_Link">Plan de gestion du cadre<text:tab/>3</text:a></text:p>
          <text:p text:style-name="P4"><text:a xlink:type="simple" xlink:href="#__RefHeading___Toc846_987475018" text:style-name="Index_20_Link" text:visited-style-name="Index_20_Link">Définition du cadre de base<text:tab/>3</text:a></text:p>
          <text:p text:style-name="P4"><text:a xlink:type="simple" xlink:href="#__RefHeading___Toc848_987475018" text:style-name="Index_20_Link" text:visited-style-name="Index_20_Link">Validation du cadre de base<text:tab/>3</text:a></text:p>
          <text:p text:style-name="P3"><text:a xlink:type="simple" xlink:href="#__RefHeading___Toc850_987475018" text:style-name="Index_20_Link" text:visited-style-name="Index_20_Link">Cadre de base<text:tab/>3</text:a></text:p>
          <text:p text:style-name="P4"><text:a xlink:type="simple" xlink:href="#__RefHeading___Toc1655_987475018" text:style-name="Index_20_Link" text:visited-style-name="Index_20_Link">Work breakdown structure<text:tab/>3</text:a></text:p>
          <text:p text:style-name="P4"><text:a xlink:type="simple" xlink:href="#__RefHeading___Toc1657_987475018" text:style-name="Index_20_Link" text:visited-style-name="Index_20_Link">Product breakdown structure<text:tab/>3</text:a></text:p>
          <text:p text:style-name="P4"><text:a xlink:type="simple" xlink:href="#__RefHeading___Toc1577_987475018" text:style-name="Index_20_Link" text:visited-style-name="Index_20_Link">Liste des livrables<text:tab/>4</text:a></text:p>
          <text:p text:style-name="P4"><text:a xlink:type="simple" xlink:href="#__RefHeading___Toc1579_987475018" text:style-name="Index_20_Link" text:visited-style-name="Index_20_Link">Critère d’acceptation<text:tab/>4</text:a></text:p>
          <text:p text:style-name="P4"><text:a xlink:type="simple" xlink:href="#__RefHeading___Toc1581_987475018" text:style-name="Index_20_Link" text:visited-style-name="Index_20_Link">Exclusion du cadre<text:tab/>4</text:a></text:p>
          <text:p text:style-name="P3"><text:a xlink:type="simple" xlink:href="#__RefHeading___Toc1659_987475018" text:style-name="Index_20_Link" text:visited-style-name="Index_20_Link">Évolution du cadre<text:tab/>4</text:a></text:p>
          <text:p text:style-name="P3"><text:a xlink:type="simple" xlink:href="#__RefHeading___Toc852_987475018" text:style-name="Index_20_Link" text:visited-style-name="Index_20_Link">Plan de gestion des besoins<text:tab/>4</text:a></text:p>
          <text:p text:style-name="P4"><text:a xlink:type="simple" xlink:href="#__RefHeading___Toc854_987475018" text:style-name="Index_20_Link" text:visited-style-name="Index_20_Link">Référencement des besoins<text:tab/>4</text:a></text:p>
          <text:p text:style-name="P4"><text:a xlink:type="simple" xlink:href="#__RefHeading___Toc856_987475018" text:style-name="Index_20_Link" text:visited-style-name="Index_20_Link">Capture des besoins<text:tab/>5</text:a></text:p>
          <text:p text:style-name="P4"><text:a xlink:type="simple" xlink:href="#__RefHeading___Toc858_987475018" text:style-name="Index_20_Link" text:visited-style-name="Index_20_Link">Gestion des changements dans les besoins<text:tab/>5</text:a></text:p>
          <text:p text:style-name="P3"><text:a xlink:type="simple" xlink:href="#__RefHeading___Toc860_987475018" text:style-name="Index_20_Link" text:visited-style-name="Index_20_Link">Plan de gestion du calendrier<text:tab/>5</text:a></text:p>
          <text:p text:style-name="P3"><text:a xlink:type="simple" xlink:href="#__RefHeading___Toc862_987475018" text:style-name="Index_20_Link" text:visited-style-name="Index_20_Link">Plan de gestion de la qualité<text:tab/>5</text:a></text:p>
          <text:p text:style-name="P3"><text:a xlink:type="simple" xlink:href="#__RefHeading___Toc864_987475018" text:style-name="Index_20_Link" text:visited-style-name="Index_20_Link">Plan de gestion des ressources<text:tab/>5</text:a></text:p>
          <text:p text:style-name="P3"><text:a xlink:type="simple" xlink:href="#__RefHeading___Toc1562_987475018" text:style-name="Index_20_Link" text:visited-style-name="Index_20_Link">Gestion de l’équipe<text:tab/>5</text:a></text:p>
          <text:p text:style-name="P4"><text:a xlink:type="simple" xlink:href="#__RefHeading___Toc1564_987475018" text:style-name="Index_20_Link" text:visited-style-name="Index_20_Link">Réunion d’équipe<text:tab/>5</text:a></text:p>
          <text:p text:style-name="P4"><text:a xlink:type="simple" xlink:href="#__RefHeading___Toc1566_987475018" text:style-name="Index_20_Link" text:visited-style-name="Index_20_Link">Communication au sein de l’équipe<text:tab/>6</text:a></text:p>
          <text:p text:style-name="P4"><text:a xlink:type="simple" xlink:href="#__RefHeading___Toc866_987475018" text:style-name="Index_20_Link" text:visited-style-name="Index_20_Link">Entraînement de l'équipe<text:tab/>6</text:a></text:p>
          <text:p text:style-name="P3"><text:a xlink:type="simple" xlink:href="#__RefHeading___Toc868_987475018" text:style-name="Index_20_Link" text:visited-style-name="Index_20_Link">Plan de gestion des communications<text:tab/>6</text:a></text:p>
          <text:p text:style-name="P3"><text:a xlink:type="simple" xlink:href="#__RefHeading___Toc870_987475018" text:style-name="Index_20_Link" text:visited-style-name="Index_20_Link">Plan de gestion des risques<text:tab/>6</text:a></text:p>
          <text:p text:style-name="P4"><text:a xlink:type="simple" xlink:href="#__RefHeading___Toc872_987475018" text:style-name="Index_20_Link" text:visited-style-name="Index_20_Link">Référencement des risques<text:tab/>6</text:a></text:p>
          <text:p text:style-name="P4"><text:a xlink:type="simple" xlink:href="#__RefHeading___Toc874_987475018" text:style-name="Index_20_Link" text:visited-style-name="Index_20_Link">Identification des risques<text:tab/>6</text:a></text:p>
          <text:p text:style-name="P4"><text:a xlink:type="simple" xlink:href="#__RefHeading___Toc876_987475018" text:style-name="Index_20_Link" text:visited-style-name="Index_20_Link">Réponse aux risques<text:tab/>7</text:a></text:p>
          <text:p text:style-name="P3"><text:a xlink:type="simple" xlink:href="#__RefHeading___Toc878_987475018" text:style-name="Index_20_Link" text:visited-style-name="Index_20_Link">Plan de gestion des parties prenantes<text:tab/>7</text:a></text:p>
          <text:p text:style-name="P4"><text:a xlink:type="simple" xlink:href="#__RefHeading___Toc882_987475018" text:style-name="Index_20_Link" text:visited-style-name="Index_20_Link">Référencement des parties prenantes<text:tab/>7</text:a></text:p>
          <text:p text:style-name="P4"><text:a xlink:type="simple" xlink:href="#__RefHeading___Toc1547_987475018" text:style-name="Index_20_Link" text:visited-style-name="Index_20_Link">Identification des parties prenantes<text:tab/>7</text:a></text:p>
          <text:p text:style-name="P3"><text:a xlink:type="simple" xlink:href="#__RefHeading___Toc884_987475018" text:style-name="Index_20_Link" text:visited-style-name="Index_20_Link">Plan de gestion du changement<text:tab/>8</text:a></text:p>
          <text:p text:style-name="P4"><text:a xlink:type="simple" xlink:href="#__RefHeading___Toc886_987475018" text:style-name="Index_20_Link" text:visited-style-name="Index_20_Link">Référencement des requêtes de changement<text:tab/>8</text:a></text:p>
          <text:p text:style-name="P4"><text:a xlink:type="simple" xlink:href="#__RefHeading___Toc888_987475018" text:style-name="Index_20_Link" text:visited-style-name="Index_20_Link">Traitement des requêtes de changement<text:tab/>8</text:a></text:p>
          <text:p text:style-name="P4"><text:a xlink:type="simple" xlink:href="#__RefHeading___Toc890_987475018" text:style-name="Index_20_Link" text:visited-style-name="Index_20_Link">Émission des requêtes de changement<text:tab/>8</text:a></text:p>
          <text:p text:style-name="P3"><text:a xlink:type="simple" xlink:href="#__RefHeading___Toc892_987475018" text:style-name="Index_20_Link" text:visited-style-name="Index_20_Link">Plan de gestion de configuration<text:tab/>8</text:a></text:p>
        </text:index-body>
      </text:table-of-content>
      <text:h text:style-name="P6" text:outline-level="1"/>
      <text:list xml:id="list3851700253" text:style-name="Outline">
        <text:list-item>
          <text:h text:style-name="P7" text:outline-level="1"><text:bookmark-start text:name="__RefHeading___Toc266_3298107459"/>Objectif du document<text:bookmark-end text:name="__RefHeading___Toc266_3298107459"/></text:h>
        </text:list-item>
      </text:list>
      <text:p text:style-name="Text_20_body">Ce document a pour objectif d'exposé les méthodes de management appliqué à ce projet.</text:p>
      <text:list xml:id="list135629769551029" text:continue-numbering="true" text:style-name="Outline">
        <text:list-item>
          <text:list>
            <text:list-item>
              <text:h text:style-name="Heading_20_2" text:outline-level="2"><text:bookmark-start text:name="__RefHeading___Toc838_987475018"/>Contexte<text:bookmark-end text:name="__RefHeading___Toc838_987475018"/></text:h>
            </text:list-item>
          </text:list>
        </text:list-item>
      </text:list>
      <text:p text:style-name="Text_20_body">FlopEDT! est une application permettant de créer un emploi du temps satisfaisant une série de contraintes basées sur la programmation linéaire. Cependant la gestion actuelle de ces contraintes est relativement technique et peu documentée.</text:p>
      <text:p text:style-name="Text_20_body">De plus les principaux collaborateurs du projet ont initié un découplage entre le back-end et le front-end, les deux parties étant actuellement gérées par un unique serveur.</text:p>
      <text:list xml:id="list135631450768259" text:continue-numbering="true" text:style-name="Outline">
        <text:list-item>
          <text:list>
            <text:list-item>
              <text:h text:style-name="Heading_20_2" text:outline-level="2"><text:bookmark-start text:name="__RefHeading___Toc840_987475018"/>Objectifs<text:bookmark-end text:name="__RefHeading___Toc840_987475018"/></text:h>
            </text:list-item>
          </text:list>
        </text:list-item>
      </text:list>
      <text:p text:style-name="Text_20_body">L’objectif est de créer une interface intuitive permettant de rechercher des contraintes à ajouter à la génération d’un emploi du temps, tout en y intégrant la documentation des contraintes, le tout en respectant le contexte de découplage front/back de l'application.</text:p>
      <text:list xml:id="list135629935798997" text:continue-numbering="true" text:style-name="Outline">
        <text:list-item>
          <text:h text:style-name="Heading_20_1" text:outline-level="1"><text:bookmark-start text:name="__RefHeading___Toc842_987475018"/>Plans de gestion<text:bookmark-end text:name="__RefHeading___Toc842_987475018"/></text:h>
          <text:list>
            <text:list-item>
              <text:h text:style-name="P10" text:outline-level="2"><text:bookmark-start text:name="__RefHeading___Toc844_987475018"/>Plan de gestion du cadre<text:bookmark-end text:name="__RefHeading___Toc844_987475018"/></text:h>
              <text:list>
                <text:list-item>
                  <text:h text:style-name="Heading_20_3" text:outline-level="3"><text:bookmark-start text:name="__RefHeading___Toc846_987475018"/>Définition d<text:span text:style-name="T4">u cadre de base</text:span><text:bookmark-end text:name="__RefHeading___Toc846_987475018"/></text:h>
                </text:list-item>
              </text:list>
            </text:list-item>
          </text:list>
        </text:list-item>
      </text:list>
      <text:p text:style-name="Text_20_body">Les produits du projet ont été définis lors de la kick-off meeting et sa préparation.</text:p>
      <text:p text:style-name="Text_20_body">Ils sont référencé dans la scope baseline.</text:p>
      <text:p text:style-name="Text_20_body">Au fur et à mesure du projet, si de nouveau produits apparaissent, ils seront ajoutés à la WBS via une demande de changement interne.</text:p>
      <text:list xml:id="list135629758499034" text:continue-numbering="true" text:style-name="Outline">
        <text:list-item>
          <text:list>
            <text:list-item>
              <text:list>
                <text:list-item>
                  <text:h text:style-name="Heading_20_3" text:outline-level="3"><text:bookmark-start text:name="__RefHeading___Toc848_987475018"/>Validation d<text:span text:style-name="T4">u cadre de base</text:span><text:bookmark-end text:name="__RefHeading___Toc848_987475018"/></text:h>
                </text:list-item>
              </text:list>
            </text:list-item>
          </text:list>
        </text:list-item>
      </text:list>
      <text:p text:style-name="Text_20_body">Lorsque le document sera rédigé, une demande de validation sera envoyé aux parties prenantes.</text:p>
      <text:list xml:id="list135629821463696" text:continue-numbering="true" text:style-name="Outline">
        <text:list-item>
          <text:list>
            <text:list-item>
              <text:h text:style-name="P11" text:outline-level="2"><text:bookmark-start text:name="__RefHeading___Toc850_987475018"/>Cadre de base<text:bookmark-end text:name="__RefHeading___Toc850_987475018"/></text:h>
            </text:list-item>
          </text:list>
        </text:list-item>
      </text:list>
      <text:p text:style-name="P36"><text:span text:style-name="T15">Le projet se tient sur la période fixe du 05/01/2023 au 28/04/2023.</text:span></text:p>
      <text:p text:style-name="P34">Il a pour objectif de produire les produits listés dans le product breakdown structure.</text:p>
      <text:list xml:id="list135630955947113" text:continue-numbering="true" text:style-name="Outline">
        <text:list-item>
          <text:list>
            <text:list-item>
              <text:list>
                <text:list-item>
                  <text:h text:style-name="Heading_20_3" text:outline-level="3"><text:bookmark-start text:name="__RefHeading___Toc1655_987475018"/>Work breakdown structure<text:bookmark-end text:name="__RefHeading___Toc1655_987475018"/></text:h>
                </text:list-item>
              </text:list>
            </text:list-item>
          </text:list>
        </text:list-item>
      </text:list>
      <text:p text:style-name="P38">La nature agile du projet impose que le work breakdown structure corresponde à la <text:bookmark-ref text:reference-format="text" text:ref-name="__RefHeading___Toc1577_987475018">Liste des livrables</text:bookmark-ref>.</text:p>
      <text:list xml:id="list135631748226401" text:continue-numbering="true" text:style-name="Outline">
        <text:list-item>
          <text:list>
            <text:list-item>
              <text:list>
                <text:list-item>
                  <text:h text:style-name="Heading_20_3" text:outline-level="3"><text:bookmark-start text:name="__RefHeading___Toc1657_987475018"/>Product breakdown structure<text:bookmark-end text:name="__RefHeading___Toc1657_987475018"/></text:h>
                </text:list-item>
              </text:list>
            </text:list-item>
          </text:list>
        </text:list-item>
      </text:list>
      <text:p text:style-name="P39"><text:span text:style-name="T16">Le product breakdown structure défini l’ensemble des produits que doit produire ce projet. Il est exposé dans le </text:span><text:a xlink:type="simple" xlink:href="../documents/Product%20breakdown%20structure.odt" text:style-name="Internet_20_link" text:visited-style-name="Visited_20_Internet_20_Link"><text:span text:style-name="T16">document dédié</text:span></text:a><text:span text:style-name="T16">.</text:span></text:p>
      <text:p text:style-name="P38"><text:soft-page-break/>Chaque produit y est décrit ainsi que les sous-produits le composant.</text:p>
      <text:list xml:id="list135629920092205" text:continue-numbering="true" text:style-name="Outline">
        <text:list-item>
          <text:list>
            <text:list-item>
              <text:list>
                <text:list-item>
                  <text:h text:style-name="Heading_20_3" text:outline-level="3"><text:bookmark-start text:name="__RefHeading___Toc1577_987475018"/>Liste des livrables<text:bookmark-end text:name="__RefHeading___Toc1577_987475018"/></text:h>
                </text:list-item>
              </text:list>
            </text:list-item>
          </text:list>
        </text:list-item>
      </text:list>
      <text:p text:style-name="P32"><text:span text:style-name="T13">La nature agile du projet impose que les livrables soient les artefact issues d’un sprint. </text:span><text:span text:style-name="T15">Relativement à la durée d’un sprint défini dans le </text:span><text:span text:style-name="T15"><text:bookmark-ref text:reference-format="text" text:ref-name="__RefHeading___Toc860_987475018">Plan de gestion du calendrier</text:bookmark-ref></text:span><text:span text:style-name="T13">, </text:span><text:span text:style-name="T15">la </text:span><text:span text:style-name="T13">liste des livrables </text:span><text:span text:style-name="T15">est la suivante</text:span><text:span text:style-name="T13"> : </text:span></text:p>
      <text:list xml:id="list628277996" text:style-name="L8">
        <text:list-item>
          <text:p text:style-name="P35">Artefact du sprint 0 (05/01/2023 - 03/02/2023)</text:p>
        </text:list-item>
        <text:list-item>
          <text:p text:style-name="P37"><text:span text:style-name="T15">Artefact du sprint 1 (09/02/2023 - 24/02/2023)</text:span></text:p>
        </text:list-item>
        <text:list-item>
          <text:p text:style-name="P37"><text:span text:style-name="T15">Artefact du sprint 2 (02/03/2023 - 10/03/2023)</text:span></text:p>
        </text:list-item>
        <text:list-item>
          <text:p text:style-name="P37"><text:span text:style-name="T15">Artefact du sprint 3 (09/03/2023 - 17/03/2023)</text:span></text:p>
        </text:list-item>
        <text:list-item>
          <text:p text:style-name="P37"><text:span text:style-name="T15">Artefact du sprint 4 (23/03/2023 – 31/03/2023)</text:span></text:p>
        </text:list-item>
        <text:list-item>
          <text:p text:style-name="P37"><text:span text:style-name="T15">Artefact du sprint 5 (06/04/2023 – 14/04/2023)</text:span></text:p>
        </text:list-item>
        <text:list-item>
          <text:p text:style-name="P37"><text:span text:style-name="T15">Artefact du sprint 6 (20/04/2023 - 28/04/2023)</text:span></text:p>
        </text:list-item>
      </text:list>
      <text:list xml:id="list135630362565622" text:continue-list="list135629920092205" text:style-name="Outline">
        <text:list-item>
          <text:list>
            <text:list-item>
              <text:list>
                <text:list-item>
                  <text:h text:style-name="Heading_20_3" text:outline-level="3"><text:bookmark-start text:name="__RefHeading___Toc1579_987475018"/>Critère d’acceptation<text:bookmark-end text:name="__RefHeading___Toc1579_987475018"/></text:h>
                </text:list-item>
              </text:list>
            </text:list-item>
          </text:list>
        </text:list-item>
      </text:list>
      <text:p text:style-name="P33">Chaque livrable est présentée au client lors d’une revue de sprint en fin de sprint. Durant cette réunion le client accepte généralement l’artefact produit et émet éventuellement des demandes de modification.</text:p>
      <text:p text:style-name="P33">Il peut néanmoins refusé l’artefact si ce dernier ne corresponds pas à son besoin. <text:span text:style-name="T14">Auquel cas l’équipe repartira du dernier artefact accepté par le client pour le sprint suivant.</text:span></text:p>
      <text:list xml:id="list135630237263232" text:continue-numbering="true" text:style-name="Outline">
        <text:list-item>
          <text:list>
            <text:list-item>
              <text:list>
                <text:list-item>
                  <text:h text:style-name="Heading_20_3" text:outline-level="3"><text:bookmark-start text:name="__RefHeading___Toc1581_987475018"/>Exclusion du cadre<text:bookmark-end text:name="__RefHeading___Toc1581_987475018"/></text:h>
                </text:list-item>
              </text:list>
            </text:list-item>
          </text:list>
        </text:list-item>
      </text:list>
      <text:p text:style-name="P33">Les points suivants ne font pas partie du cadre de ce projet :</text:p>
      <text:list xml:id="list135630455908790" text:continue-numbering="true" text:style-name="Outline">
        <text:list-item>
          <text:list>
            <text:list-item>
              <text:h text:style-name="Heading_20_2" text:outline-level="2"><text:bookmark-start text:name="__RefHeading___Toc1659_987475018"/>Évolution du cadre<text:bookmark-end text:name="__RefHeading___Toc1659_987475018"/></text:h>
            </text:list-item>
          </text:list>
        </text:list-item>
      </text:list>
      <text:p text:style-name="P38">La période couverte par le projet est immuable. De fait la liste des livrable et donc le WBS ne peut changer. En revanche le PBS peut changer.</text:p>
      <text:p text:style-name="P39"><text:span text:style-name="T16">Lors de la </text:span><text:span text:style-name="T16"><text:bookmark-ref text:reference-format="text" text:ref-name="__RefHeading___Toc856_987475018">Capture des besoins</text:bookmark-ref></text:span>, <text:span text:style-name="T16">si il apparaît qu’ils </text:span>sont attachés à un produit non identifié, alors l<text:span text:style-name="T12">e</text:span> <text:span text:style-name="T12">PBS</text:span> sera mise à jour.</text:p>
      <text:list xml:id="list135630116869969" text:continue-numbering="true" text:style-name="Outline">
        <text:list-item>
          <text:list>
            <text:list-item>
              <text:h text:style-name="P14" text:outline-level="2"><text:bookmark-start text:name="__RefHeading___Toc852_987475018"/><text:span text:style-name="T7">Plan de gestion des besoins</text:span><text:bookmark-end text:name="__RefHeading___Toc852_987475018"/></text:h>
              <text:list>
                <text:list-item>
                  <text:h text:style-name="P17" text:outline-level="3"><text:bookmark-start text:name="__RefHeading___Toc854_987475018"/>Référencement des besoins<text:bookmark-end text:name="__RefHeading___Toc854_987475018"/></text:h>
                </text:list-item>
              </text:list>
            </text:list-item>
          </text:list>
        </text:list-item>
      </text:list>
      <text:p text:style-name="P30">Les besoins sont suivis grâce à <text:span text:style-name="T1">un</text:span> backlog produit. Celui-ci se décompose en deux parties. La première défini les principaux produits du projet et permet aux parties prenante de comprendre sur quelle produit l'équipe travail actuellement. Les produits ayant été défini lors de la kick-off meeting.</text:p>
      <text:p text:style-name="Text_20_body">La seconde est un backlog lié au produit en cours. L'ensemble des besoins y sont retranscrit et décrit grâce à des user stories sur lesquelles l'équipe fournisseur adjoint une liste de tâche a effectuer afin de satisfaire la user story.</text:p>
      <text:p text:style-name="Text_20_body"><text:soft-page-break/>Le backlog se divise en 5 colonnes :</text:p>
      <text:list xml:id="list1950448052" text:style-name="L1">
        <text:list-item>
          <text:p text:style-name="P18">Idée floue : La user story nécessite d'être raffinée. Cette colonne permet de noter informellement les besoins du clients</text:p>
        </text:list-item>
        <text:list-item>
          <text:p text:style-name="P18">A faire : La user story a été défini mais pas choisie pour le sprint en cours.</text:p>
        </text:list-item>
        <text:list-item>
          <text:p text:style-name="P18">En cours : La user story a été choisie pour le sprint en cours.</text:p>
        </text:list-item>
        <text:list-item>
          <text:p text:style-name="P18">A tester : La user story est satisfaite mais nécessite une validation.</text:p>
        </text:list-item>
        <text:list-item>
          <text:p text:style-name="P18">Ok : La user story est terminée et testée.</text:p>
        </text:list-item>
      </text:list>
      <text:p text:style-name="Text_20_body">Chaque user story est priorisée via sa position dans son couloir, et relativement aux besoins du clients.</text:p>
      <text:list xml:id="list135630496211532" text:continue-list="list135630116869969" text:style-name="Outline">
        <text:list-item>
          <text:list>
            <text:list-item>
              <text:list>
                <text:list-item>
                  <text:h text:style-name="Heading_20_3" text:outline-level="3"><text:bookmark-start text:name="__RefHeading___Toc856_987475018"/>Capture des besoins<text:bookmark-end text:name="__RefHeading___Toc856_987475018"/></text:h>
                </text:list-item>
              </text:list>
            </text:list-item>
          </text:list>
        </text:list-item>
      </text:list>
      <text:p text:style-name="Text_20_body">Une première partie des besoins ont été capturé lors de la kick-off meeting et sa préparation.</text:p>
      <text:p text:style-name="Text_20_body">Par la suite les besoins seront capturés et défini précisément au travers des revues de sprint.</text:p>
      <text:list xml:id="list135630267091609" text:continue-numbering="true" text:style-name="Outline">
        <text:list-item>
          <text:list>
            <text:list-item>
              <text:list>
                <text:list-item>
                  <text:h text:style-name="Heading_20_3" text:outline-level="3"><text:bookmark-start text:name="__RefHeading___Toc858_987475018"/>Gestion des changements dans les besoins<text:bookmark-end text:name="__RefHeading___Toc858_987475018"/></text:h>
                </text:list-item>
              </text:list>
            </text:list-item>
          </text:list>
        </text:list-item>
      </text:list>
      <text:p text:style-name="Text_20_body">Les changements dans la liste des tâches à effectuer pour chaque besoin n'est pas tracée.</text:p>
      <text:p text:style-name="Text_20_body">En revanche l'ensemble des besoins annulés sont récupérables dans l'archive du kanban.</text:p>
      <text:p text:style-name="Text_20_body">Chaque développeur peut manipuler le kanban sans autorisation particulière.</text:p>
      <text:list xml:id="list135631601780047" text:continue-numbering="true" text:style-name="Outline">
        <text:list-item>
          <text:list>
            <text:list-item>
              <text:h text:style-name="P13" text:outline-level="2"><text:bookmark-start text:name="__RefHeading___Toc860_987475018"/><text:span text:style-name="T5">Plan de gestion du calendrier</text:span><text:bookmark-end text:name="__RefHeading___Toc860_987475018"/></text:h>
            </text:list-item>
          </text:list>
        </text:list-item>
      </text:list>
      <text:p text:style-name="P31">Le manque d’expérience de l’équipe l’empêche d’estimer raisonnablement la durée des activités. De fait les activités n’auront pas d’estimation de durée.</text:p>
      <text:p text:style-name="P31">La durée des sprint est fixée à deux semaines.</text:p>
      <text:list xml:id="list135629736331410" text:continue-numbering="true" text:style-name="Outline">
        <text:list-item>
          <text:list>
            <text:list-item>
              <text:h text:style-name="P10" text:outline-level="2"><text:bookmark-start text:name="__RefHeading___Toc862_987475018"/>Plan de gestion de la qualité<text:bookmark-end text:name="__RefHeading___Toc862_987475018"/></text:h>
            </text:list-item>
            <text:list-item>
              <text:h text:style-name="P9" text:outline-level="2"><text:bookmark-start text:name="__RefHeading___Toc864_987475018"/>Plan de gestion des ressources<text:bookmark-end text:name="__RefHeading___Toc864_987475018"/></text:h>
            </text:list-item>
          </text:list>
        </text:list-item>
      </text:list>
      <text:p text:style-name="Text_20_body">Ce projet est sans ressources matériels.</text:p>
      <text:list xml:id="list135630471088160" text:continue-numbering="true" text:style-name="Outline">
        <text:list-item>
          <text:list>
            <text:list-item>
              <text:h text:style-name="P12" text:outline-level="2"><text:bookmark-start text:name="__RefHeading___Toc1562_987475018"/>Gestion de l’équipe<text:bookmark-end text:name="__RefHeading___Toc1562_987475018"/></text:h>
              <text:list>
                <text:list-item>
                  <text:h text:style-name="P16" text:outline-level="3"><text:bookmark-start text:name="__RefHeading___Toc1564_987475018"/>Réunion d’équipe<text:bookmark-end text:name="__RefHeading___Toc1564_987475018"/></text:h>
                </text:list-item>
              </text:list>
            </text:list-item>
          </text:list>
        </text:list-item>
      </text:list>
      <text:p text:style-name="P26">Chaque journée de travail commence avec une daily meeting où chaque fournisseur expose le travail réalisée lors de la dernière journée, les difficultés rencontrées ainsi que le travail qu’il compte effectuée dans la journée.</text:p>
      <text:p text:style-name="P28">En fin de sprint l’équipe effectue une rétrospective afin d’analyser ses méthodes de travail et les adaptés au besoin.</text:p>
      <text:list xml:id="list135629663469402" text:continue-numbering="true" text:style-name="Outline">
        <text:list-item>
          <text:list>
            <text:list-item>
              <text:list>
                <text:list-item>
                  <text:h text:style-name="Heading_20_3" text:outline-level="3"><text:bookmark-start text:name="__RefHeading___Toc1566_987475018"/><text:soft-page-break/><text:span text:style-name="T10">Communication </text:span><text:span text:style-name="T6">au sein de l’équipe</text:span><text:bookmark-end text:name="__RefHeading___Toc1566_987475018"/></text:h>
                </text:list-item>
              </text:list>
            </text:list-item>
          </text:list>
        </text:list-item>
      </text:list>
      <text:p text:style-name="P27"><text:span text:style-name="T11">L</text:span><text:span text:style-name="T10">es fournisseurs se retrouve </text:span><text:span text:style-name="T11">en vocal </text:span><text:span text:style-name="T10">sur un serveur discord</text:span><text:span text:style-name="T11">.</text:span></text:p>
      <text:list xml:id="list135631651264164" text:continue-numbering="true" text:style-name="Outline">
        <text:list-item>
          <text:list>
            <text:list-item>
              <text:list>
                <text:list-item>
                  <text:h text:style-name="Heading_20_3" text:outline-level="3"><text:bookmark-start text:name="__RefHeading___Toc866_987475018"/>Entraînement de l'équipe<text:bookmark-end text:name="__RefHeading___Toc866_987475018"/></text:h>
                </text:list-item>
              </text:list>
            </text:list-item>
          </text:list>
        </text:list-item>
      </text:list>
      <text:p text:style-name="Text_20_body">L’entraînement de l'équipe se fait <text:span text:style-name="T11">sur le tas</text:span>, sans activité dédiée.</text:p>
      <text:list xml:id="list135631051278704" text:continue-numbering="true" text:style-name="Outline">
        <text:list-item>
          <text:list>
            <text:list-item>
              <text:h text:style-name="P9" text:outline-level="2"><text:bookmark-start text:name="__RefHeading___Toc868_987475018"/>Plan de gestion des communications<text:bookmark-end text:name="__RefHeading___Toc868_987475018"/></text:h>
            </text:list-item>
          </text:list>
        </text:list-item>
      </text:list>
      <text:p text:style-name="Text_20_body">Seuls les parties prenantes ayant un niveau d'engagement "impliqué" bénéficieront de communications direct, <text:span text:style-name="T8">au travers des revues de sprint auxquelles elles seront invités</text:span>. <text:span text:style-name="T11">Ces revues seront tenus sur le serveur discord du projet.</text:span></text:p>
      <text:p text:style-name="P29"><text:span text:style-name="T8">D’autre part des </text:span><text:span text:style-name="T11">réunions</text:span><text:span text:style-name="T8"> informelles pourront être tenus sur le serveur discord du projet FlopEdt, </text:span><text:span text:style-name="T11">ainsi que des discussions textuelles</text:span><text:span text:style-name="T8">.</text:span></text:p>
      <text:p text:style-name="P28">L’ensemble des réunions par visioconférence seront enregistré par l’équipe de fournisseurs.</text:p>
      <text:p text:style-name="Text_20_body">Le reste <text:span text:style-name="T8">des parties prenantes </text:span>pourra néanmoins bénéficier d'informations en consultant les différents dépôts distant<text:span text:style-name="T9">s</text:span> <text:span text:style-name="T2">(voir le </text:span><text:span text:style-name="T2"><text:bookmark-ref text:reference-format="text" text:ref-name="__RefHeading___Toc892_987475018">Plan de gestion de configuration</text:bookmark-ref></text:span><text:span text:style-name="T2"><text:s/>)</text:span>.</text:p>
      <text:list xml:id="list135631417055820" text:continue-numbering="true" text:style-name="Outline">
        <text:list-item>
          <text:list>
            <text:list-item>
              <text:h text:style-name="P9" text:outline-level="2"><text:bookmark-start text:name="__RefHeading___Toc870_987475018"/>Plan de gestion des risques<text:bookmark-end text:name="__RefHeading___Toc870_987475018"/></text:h>
            </text:list-item>
          </text:list>
        </text:list-item>
      </text:list>
      <text:p text:style-name="Text_20_body">Ce projet n'a pas a vocation d'être piloté par les risques. De fait cet aspect ne sera géré que faiblement géré.</text:p>
      <text:list xml:id="list135631448914406" text:continue-numbering="true" text:style-name="Outline">
        <text:list-item>
          <text:list>
            <text:list-item>
              <text:list>
                <text:list-item>
                  <text:h text:style-name="Heading_20_3" text:outline-level="3"><text:bookmark-start text:name="__RefHeading___Toc872_987475018"/>Référencement des risques<text:bookmark-end text:name="__RefHeading___Toc872_987475018"/></text:h>
                </text:list-item>
              </text:list>
            </text:list-item>
          </text:list>
        </text:list-item>
      </text:list>
      <text:p text:style-name="Text_20_body">La liste des risques et opportunité est listée dans le <text:a xlink:type="simple" xlink:href="../documents/Registre%20des%20risques.odt" text:style-name="Internet_20_link" text:visited-style-name="Visited_20_Internet_20_Link">registre des risques et opportunités</text:a>.</text:p>
      <text:p text:style-name="Text_20_body">Chaque risque y est décrit par les champs suivants : </text:p>
      <text:list xml:id="list2519973826" text:style-name="L2">
        <text:list-item>
          <text:p text:style-name="P19">Titre du risque.</text:p>
        </text:list-item>
        <text:list-item>
          <text:p text:style-name="P19">Description du risque.</text:p>
        </text:list-item>
        <text:list-item>
          <text:p text:style-name="P19">Risque d’occurrence : sur une échelle faible - moyen - fort.</text:p>
        </text:list-item>
        <text:list-item>
          <text:p text:style-name="P19">Niveau d'impact : sur une échelle fable - moyen - fort</text:p>
        </text:list-item>
        <text:list-item>
          <text:p text:style-name="P19">Plan d'action : actions à mettre en place si le risque se déclenche ou est sur le point de se déclencher.</text:p>
        </text:list-item>
      </text:list>
      <text:p text:style-name="Text_20_body">S'y ajoute les champs suivant si il y a déclenchement du risque :</text:p>
      <text:list xml:id="list3684505113" text:style-name="L3">
        <text:list-item>
          <text:p text:style-name="P20">Date de déclenchement.</text:p>
        </text:list-item>
        <text:list-item>
          <text:p text:style-name="P20">Contexte de déclenchement.</text:p>
        </text:list-item>
      </text:list>
      <text:list xml:id="list135631226908459" text:continue-list="list135631448914406" text:style-name="Outline">
        <text:list-item>
          <text:list>
            <text:list-item>
              <text:list>
                <text:list-item>
                  <text:h text:style-name="Heading_20_3" text:outline-level="3"><text:bookmark-start text:name="__RefHeading___Toc874_987475018"/><text:span text:style-name="T3">I</text:span>dentification des risques<text:bookmark-end text:name="__RefHeading___Toc874_987475018"/></text:h>
                </text:list-item>
              </text:list>
            </text:list-item>
          </text:list>
        </text:list-item>
      </text:list>
      <text:p text:style-name="Text_20_body">Les risques ont été identifiés lors de l'élaboration de la note de cadrage.</text:p>
      <text:p text:style-name="Text_20_body"><text:soft-page-break/>Si, lors de la capture d'un besoin, un risque apparaît comme évident aux fournisseurs, il sera ajouté dans le registre. Mais l'équipe ne dédiera pas particulièrement de temps à l'identification des risques.</text:p>
      <text:list xml:id="list135630270413798" text:continue-numbering="true" text:style-name="Outline">
        <text:list-item>
          <text:list>
            <text:list-item>
              <text:list>
                <text:list-item>
                  <text:h text:style-name="Heading_20_3" text:outline-level="3"><text:bookmark-start text:name="__RefHeading___Toc876_987475018"/>Réponse aux risques<text:bookmark-end text:name="__RefHeading___Toc876_987475018"/></text:h>
                </text:list-item>
              </text:list>
            </text:list-item>
          </text:list>
        </text:list-item>
      </text:list>
      <text:p text:style-name="Text_20_body">En cas de déclenchement d'un risque, l'équipe fournisseur suivra le plan d'action prévue dans le registre. Elle veillera également à remplir les champs associés au déclenchement dans le registre.</text:p>
      <text:p text:style-name="Text_20_body">Dans le cas de certains risques relativement générique, l'équipe remplira plusieurs fois les champs de déclenchement.</text:p>
      <text:list xml:id="list135630425461742" text:continue-numbering="true" text:style-name="Outline">
        <text:list-item>
          <text:list>
            <text:list-item>
              <text:h text:style-name="P10" text:outline-level="2"><text:bookmark-start text:name="__RefHeading___Toc878_987475018"/>Plan de gestion des parties prenantes<text:bookmark-end text:name="__RefHeading___Toc878_987475018"/></text:h>
              <text:list>
                <text:list-item>
                  <text:h text:style-name="Heading_20_3" text:outline-level="3"><text:bookmark-start text:name="__RefHeading___Toc882_987475018"/>Référencement des parties prenantes<text:bookmark-end text:name="__RefHeading___Toc882_987475018"/></text:h>
                </text:list-item>
              </text:list>
            </text:list-item>
          </text:list>
        </text:list-item>
      </text:list>
      <text:p text:style-name="Text_20_body">La liste des parties prenante est listée dans le <text:a xlink:type="simple" xlink:href="../documents/Registre%20des%20parties%20prenantes.odt" text:style-name="Internet_20_link" text:visited-style-name="Visited_20_Internet_20_Link">registre des parties prenantes</text:a>.</text:p>
      <text:p text:style-name="Text_20_body">Chaque partie prenante y est décrite par son rôle, ses besoins principaux, son niveau d'engagement, ainsi que son niveau d'influence sur le projet.</text:p>
      <text:p text:style-name="Text_20_body">Le niveau d'engagement représente à quel point la partie prenante est impliqué dans le projet. Il influence notamment le niveau de communication qui doit être maintenu avec la partie prenante.</text:p>
      <text:p text:style-name="Text_20_body">Les niveau d'engagement possible sont les suivants :</text:p>
      <text:list xml:id="list90245402" text:style-name="L4">
        <text:list-item>
          <text:p text:style-name="P21">Ignorant : La partie prenante n'est pas au courant du projet.</text:p>
        </text:list-item>
        <text:list-item>
          <text:p text:style-name="P21">Résistant : La partie prenante est au courant du projet et s'y oppose.</text:p>
        </text:list-item>
        <text:list-item>
          <text:p text:style-name="P21">Neutre : La partie prenante est au courant du projet mais n'y accorde pas d'importance.</text:p>
        </text:list-item>
        <text:list-item>
          <text:p text:style-name="P21">Favorable : La partie prenante est au courant du projet, et le supporte.</text:p>
        </text:list-item>
        <text:list-item>
          <text:p text:style-name="P21">Impliqué : La partie prenante est au courant du projet, et s'implique dans sa réalisation</text:p>
        </text:list-item>
      </text:list>
      <text:p text:style-name="Text_20_body">Les niveau d'influence possibles sont les suivants et représente à quel point la partie prenante peut imposer son pouvoir de décision sur le projet.</text:p>
      <text:list xml:id="list699455498" text:style-name="L5">
        <text:list-item>
          <text:p text:style-name="P22">Faible : La partie prenante n'a pas ou peu de pouvoir de décision sur le projet.</text:p>
        </text:list-item>
        <text:list-item>
          <text:p text:style-name="P22">Moyen : La partie prenante peut influencer dans une certaine mesure le projet.</text:p>
        </text:list-item>
        <text:list-item>
          <text:p text:style-name="P23">Fort : La partie prenante a un fort pouvoir de décision.</text:p>
        </text:list-item>
      </text:list>
      <text:list xml:id="list135630204347049" text:continue-list="list135630425461742" text:style-name="Outline">
        <text:list-item>
          <text:list>
            <text:list-item>
              <text:list>
                <text:list-item>
                  <text:h text:style-name="P15" text:outline-level="3"><text:bookmark-start text:name="__RefHeading___Toc1547_987475018"/><text:span text:style-name="T3">I</text:span>dentification des parties prenantes<text:bookmark-end text:name="__RefHeading___Toc1547_987475018"/></text:h>
                </text:list-item>
              </text:list>
            </text:list-item>
          </text:list>
        </text:list-item>
      </text:list>
      <text:p text:style-name="P25">Une première phase d'identification a été menée lors de l'élaboration de la charte de projet.</text:p>
      <text:p text:style-name="P25">Par la suite, les parties prenantes seront potentiellement identifiées au fur et à mesure que des besoins apparaissent. Auquel cas l'équipe fournisseur émettra une demande de changement.</text:p>
      <text:list xml:id="list135630892846013" text:continue-numbering="true" text:style-name="Outline">
        <text:list-item>
          <text:list>
            <text:list-item>
              <text:h text:style-name="P10" text:outline-level="2"><text:bookmark-start text:name="__RefHeading___Toc884_987475018"/><text:soft-page-break/>Plan de gestion du changement<text:bookmark-end text:name="__RefHeading___Toc884_987475018"/></text:h>
              <text:list>
                <text:list-item>
                  <text:h text:style-name="Heading_20_3" text:outline-level="3"><text:bookmark-start text:name="__RefHeading___Toc886_987475018"/>Référencement des requêtes de changement<text:bookmark-end text:name="__RefHeading___Toc886_987475018"/></text:h>
                </text:list-item>
              </text:list>
            </text:list-item>
          </text:list>
        </text:list-item>
      </text:list>
      <text:p text:style-name="Text_20_body">L'ensemble des requêtes de changement sont listés dans le <text:a xlink:type="simple" xlink:href="../documents/Registre%20des%20requête%20de%20changement.odt" text:style-name="Internet_20_link" text:visited-style-name="Visited_20_Internet_20_Link"><text:span text:style-name="T1">registre des requêtes de changement</text:span></text:a>.</text:p>
      <text:p text:style-name="Text_20_body">Elles y sont décrite par les champs suivants : </text:p>
      <text:list xml:id="list225724881" text:style-name="L6">
        <text:list-item>
          <text:p text:style-name="P24">Titre de la requête : Description succincte de la requête.</text:p>
        </text:list-item>
        <text:list-item>
          <text:p text:style-name="P24">Date d'émission.</text:p>
        </text:list-item>
        <text:list-item>
          <text:p text:style-name="P24">Émetteur de la requête.</text:p>
        </text:list-item>
        <text:list-item>
          <text:p text:style-name="P24">Domaine de connaissance impacté.</text:p>
        </text:list-item>
        <text:list-item>
          <text:p text:style-name="P24">Description : quelle modification est demandé.</text:p>
        </text:list-item>
        <text:list-item>
          <text:p text:style-name="P24">Date de traitement.</text:p>
        </text:list-item>
        <text:list-item>
          <text:p text:style-name="P24">Responsables de la requête : Qui a appliqué la réponse à cette requête.</text:p>
        </text:list-item>
        <text:list-item>
          <text:p text:style-name="P24">Réponse : ensemble des modifications ayant été effectué après traitement.</text:p>
        </text:list-item>
      </text:list>
      <text:list xml:id="list135631355402474" text:continue-list="list135630892846013" text:style-name="Outline">
        <text:list-item>
          <text:list>
            <text:list-item>
              <text:list>
                <text:list-item>
                  <text:h text:style-name="Heading_20_3" text:outline-level="3"><text:bookmark-start text:name="__RefHeading___Toc888_987475018"/>Traitement des requêtes de changement<text:bookmark-end text:name="__RefHeading___Toc888_987475018"/></text:h>
                </text:list-item>
              </text:list>
            </text:list-item>
          </text:list>
        </text:list-item>
      </text:list>
      <text:p text:style-name="Text_20_body">Les requêtes sont traitées en priorité par l'équipe de fournisseur, idéalement juste après leur émission.</text:p>
      <text:p text:style-name="Text_20_body">Le responsable de la requête veillera a complété les champs de la requête traité.</text:p>
      <text:list xml:id="list135631221802545" text:continue-numbering="true" text:style-name="Outline">
        <text:list-item>
          <text:list>
            <text:list-item>
              <text:list>
                <text:list-item>
                  <text:h text:style-name="Heading_20_3" text:outline-level="3"><text:bookmark-start text:name="__RefHeading___Toc890_987475018"/>Émission des requêtes de changement<text:bookmark-end text:name="__RefHeading___Toc890_987475018"/></text:h>
                </text:list-item>
              </text:list>
            </text:list-item>
          </text:list>
        </text:list-item>
      </text:list>
      <text:p text:style-name="Text_20_body">Tout événement donnant lieu à une modification des informations relatives à ce projet produira une demande de changement.</text:p>
      <text:p text:style-name="Text_20_body">De fait certaines partie prenante de part leur niveau d'influence vont naturellement produire ce genre d’événement.</text:p>
      <text:p text:style-name="Text_20_body">L'équipe fournisseur veillera donc à produire les requête associée.</text:p>
      <text:p text:style-name="Text_20_body">Dans le cas d'événement impactant plusieurs domaines de connaissances, une requête par domaine devra être produite.</text:p>
      <text:list xml:id="list135631547940286" text:continue-numbering="true" text:style-name="Outline">
        <text:list-item>
          <text:list>
            <text:list-item>
              <text:h text:style-name="P8" text:outline-level="2"><text:bookmark-start text:name="__RefHeading___Toc892_987475018"/>Plan de gestion de configuration<text:bookmark-end text:name="__RefHeading___Toc892_987475018"/></text:h>
            </text:list-item>
          </text:list>
        </text:list-item>
      </text:list>
      <text:p text:style-name="Text_20_body">Les produits de ce projet seront tracés à l'aide de git, sur le <text:a xlink:type="simple" xlink:href="https://framagit.org/flopedt/FlOpEDT" text:style-name="Internet_20_link" text:visited-style-name="Visited_20_Internet_20_Link">dépot officiel de FlopEDT</text:a>, <text:span text:style-name="T1">et en particulier sur la </text:span><text:a xlink:type="simple" xlink:href="https://framagit.org/flopedt/FlOpEDT/-/tree/catalogDev" text:style-name="Internet_20_link" text:visited-style-name="Visited_20_Internet_20_Link"><text:span text:style-name="T1">banche catalogDev</text:span></text:a><text:span text:style-name="T1">.</text:span></text:p>
      <text:p text:style-name="Text_20_body">D'autre part le plan de projet est également tracé à l'aide de git et consultable sur <text:a xlink:type="simple" xlink:href="https://github.com/Szyckaa/UE-PROJET-DOCS-GESTION" text:style-name="Internet_20_link" text:visited-style-name="Visited_20_Internet_20_Link">ce dépôt distant</text:a>.</text:p>
      <text:p text:style-name="Text_20_body">Dans les deux cas, chaque développeur dispose des droits et responsabilités sur les actions qu'il entreprend relativement à ces dépôts.</text:p>
      <text:p text:style-name="Text_20_body"/>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style:style>
    <style:style style:name="Heading" style:family="paragraph" style:parent-style-name="Standard" style:next-style-name="Text_20_body" style:list-style-name=""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reformatted_20_Text" style:display-name="Preformatted Text" style:family="paragraph" style:parent-style-name="Standard" style:class="html"/>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list-style-name="Outline"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list-style-name="Outline"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0.2.2$Windows_X86_64 LibreOffice_project/8349ace3c3162073abd90d81fd06dcfb6b36b994</meta:generator>
    <meta:editing-duration>PT44M41S</meta:editing-duration>
    <meta:editing-cycles>17</meta:editing-cycles>
    <dc:date>2023-02-12T13:56:29.564000000</dc:date>
    <meta:document-statistic meta:table-count="0" meta:image-count="0" meta:object-count="0" meta:page-count="8" meta:paragraph-count="184" meta:word-count="1969" meta:character-count="12010" meta:non-whitespace-character-count="10255"/>
  </office:meta>
</office:document-meta>
</file>